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6.872cm"/>
    </style:style>
    <style:style style:name="co7" style:family="table-column">
      <style:table-column-properties fo:break-before="auto" style:column-width="19.798cm"/>
    </style:style>
    <style:style style:name="co8" style:family="table-column">
      <style:table-column-properties fo:break-before="auto" style:column-width="3.198cm"/>
    </style:style>
    <style:style style:name="co9" style:family="table-column">
      <style:table-column-properties fo:break-before="auto" style:column-width="8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5983b0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LAPILU Instruction set</text:p>
          </table:table-cell>
          <table:covered-table-cell table:number-columns-repeated="5" table:style-name="ce54"/>
          <table:table-cell/>
          <table:table-cell table:style-name="ce58" office:value-type="string" calcext:value-type="string" table:number-columns-spanned="2" table:number-rows-spanned="1">
            <text:p>Color annotations</text:p>
          </table:table-cell>
          <table:covered-table-cell table:style-name="ce69"/>
        </table:table-row>
        <table:table-row table:style-name="ro3">
          <table:table-cell/>
          <table:table-cell table:style-name="ce8" office:value-type="string" calcext:value-type="string">
            <text:p>Mnemonic</text:p>
          </table:table-cell>
          <table:table-cell table:style-name="ce8" office:value-type="string" calcext:value-type="string">
            <text:p>Instruction number</text:p>
          </table:table-cell>
          <table:table-cell table:style-name="ce8" office:value-type="string" calcext:value-type="string">
            <text:p>Binary representation</text:p>
          </table:table-cell>
          <table:table-cell table:style-name="ce8" office:value-type="string" calcext:value-type="string">
            <text:p>Addressing Mode</text:p>
          </table:table-cell>
          <table:table-cell table:style-name="ce8" office:value-type="string" calcext:value-type="string">
            <text:p>Number of clock cycles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s with carry the value with the acumulator</text:p>
          </table:table-cell>
          <table:table-cell/>
          <table:table-cell table:style-name="ce28"/>
          <table:table-cell table:style-name="ce42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table:style-name="ce24"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29"/>
          <table:table-cell table:style-name="ce42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table:style-name="ce24"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40"/>
          <table:table-cell table:style-name="ce42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30"/>
          <table:table-cell table:style-name="ce42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31"/>
          <table:table-cell table:style-name="ce42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table:style-name="ce24"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46"/>
          <table:table-cell table:style-name="ce42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table:style-name="ce24"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crements the acumulator by one</text:p>
          </table:table-cell>
          <table:table-cell/>
          <table:table-cell table:style-name="ce48"/>
          <table:table-cell table:style-name="ce42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OR between the value and the acumulator</text:p>
          </table:table-cell>
          <table:table-cell/>
          <table:table-cell table:style-name="ce32"/>
          <table:table-cell table:style-name="ce42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3"/>
          <table:table-cell table:style-name="ce42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table:style-name="ce24"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4"/>
          <table:table-cell table:style-name="ce42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ND</text:p>
          </table:table-cell>
          <table:table-cell table:style-name="ce24"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AND between the value and the acumulator</text:p>
          </table:table-cell>
          <table:table-cell/>
          <table:table-cell table:style-name="ce35"/>
          <table:table-cell table:style-name="ce42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36"/>
          <table:table-cell table:style-name="ce42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table:style-name="ce24"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XOR</text:p>
          </table:table-cell>
          <table:table-cell table:style-name="ce24"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table:style-name="ce24"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table:style-name="ce24"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RS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s the acumulator (Does nothing to the acumulator)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C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CS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C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ZS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C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NS</text:p>
          </table:table-cell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C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BOS</text:p>
          </table:table-cell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JMP</text:p>
          </table:table-cell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0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 table:number-columns-spanned="1" table:number-rows-spanned="2">
            <text:p>JSR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2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CF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ZF</text:p>
          </table:table-cell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NF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OF</text:p>
          </table:table-cell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IDF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CF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ZF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NF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OF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IDF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X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Y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46"/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A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X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Y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48"/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X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Y</text:p>
          </table:table-cell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A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Y</text:p>
          </table:table-cell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A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X</text:p>
          </table:table-cell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18" office:value-type="string" calcext:value-type="string">
            <text:p>RETI</text:p>
          </table:table-cell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A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S</text:p>
          </table:table-cell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X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Y</text:p>
          </table:table-cell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A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S</text:p>
          </table:table-cell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X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Y</text:p>
          </table:table-cell>
          <table:table-cell office:value-type="float" office:value="82" calcext:value-type="float">
            <text:p>82</text:p>
          </table:table-cell>
          <table:table-cell table:formula="of:=DEC2BIN([.C85];8)" office:value-type="string" office:string-value="01010010" calcext:value-type="string">
            <text:p>010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NOP</text:p>
          </table:table-cell>
          <table:table-cell office:value-type="float" office:value="83" calcext:value-type="float">
            <text:p>83</text:p>
          </table:table-cell>
          <table:table-cell table:formula="of:=DEC2BIN([.C86];8)" office:value-type="string" office:string-value="01010011" calcext:value-type="string">
            <text:p>010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8:30:08.453301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02T21:07:07.091697223</dc:date>
    <meta:editing-duration>PT1H38M7S</meta:editing-duration>
    <meta:editing-cycles>7</meta:editing-cycles>
    <meta:generator>LibreOffice/6.4.2.2$Linux_X86_64 LibreOffice_project/40$Build-2</meta:generator>
    <meta:document-statistic meta:table-count="1" meta:cell-count="409" meta:object-count="0"/>
  </office:meta>
</office:document-meta>
</file>